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3"/>
        <table:table-column table:style-name="co3" table:visibility="collapse" table:default-cell-style-name="ce3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ept.</text:p>
          </table:table-cell>
          <table:table-cell office:value-type="string" calcext:value-type="string">
            <text:p>Okt.</text:p>
          </table:table-cell>
          <table:table-cell office:value-type="string" calcext:value-type="string">
            <text:p>Nov.</text:p>
          </table:table-cell>
          <table:table-cell office:value-type="string" calcext:value-type="string">
            <text:p>Dez.</text:p>
          </table:table-cell>
          <table:table-cell office:value-type="string" calcext:value-type="string">
            <text:p>Jan.</text:p>
          </table:table-cell>
          <table:table-cell office:value-type="string" calcext:value-type="string">
            <text:p>Fe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Andre</text:p>
          </table:table-cell>
          <table:table-cell table:formula="of:=SUM([.D2:.I2]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David</text:p>
          </table:table-cell>
          <table:table-cell table:formula="of:=SUM([.D3:.I3])"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 Jo</text:p>
          </table:table-cell>
          <table:table-cell table:formula="of:=SUM([.D4:.I4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 Maurice</text:p>
          </table:table-cell>
          <table:table-cell table:formula="of:=SUM([.D5:.I5]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 Hubert</text:p>
          </table:table-cell>
          <table:table-cell table:formula="of:=SUM([.D6:.I6])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 Tilly</text:p>
          </table:table-cell>
          <table:table-cell table:formula="of:=SUM([.D7:.I7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Yanic</text:p>
          </table:table-cell>
          <table:table-cell table:formula="of:=SUM([.D8:.I8])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 Marco</text:p>
          </table:table-cell>
          <table:table-cell table:formula="of:=SUM([.D9:.I9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 Finn</text:p>
          </table:table-cell>
          <table:table-cell table:formula="of:=SUM([.D10:.I10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oritz</text:p>
          </table:table-cell>
          <table:table-cell table:formula="of:=SUM([.D11:.I11])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 Arne</text:p>
          </table:table-cell>
          <table:table-cell table:formula="of:=SUM([.D12:.I1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irion</text:p>
          </table:table-cell>
          <table:table-cell table:formula="of:=SUM([.D13:.I13])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 Paul</text:p>
          </table:table-cell>
          <table:table-cell table:formula="of:=SUM([.D14:.I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Thomas </text:p>
          </table:table-cell>
          <table:table-cell table:formula="of:=SUM([.D15:.I15])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 table:number-rows-repeated="7">
          <table:table-cell table:style-name="ce2"/>
          <table:table-cell/>
          <table:table-cell table:style-name="ce2" table:number-columns-repeated="7"/>
        </table:table-row>
        <table:table-row table:style-name="ro1">
          <table:table-cell table:style-name="ce2"/>
          <table:table-cell/>
          <table:table-cell table:style-name="ce2" table:number-columns-repeated="7"/>
        </table:table-row>
      </table:table>
      <table:named-expressions/>
      <table:database-ranges>
        <table:database-range table:name="__Anonymous_Sheet_DB__0" table:target-range-address="Tabelle1.A2:Tabelle1.AMJ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6:50:25.316302105</meta:creation-date>
    <dc:date>2021-11-12T16:59:10.971082876</dc:date>
    <meta:editing-duration>PT8M46S</meta:editing-duration>
    <meta:editing-cycles>1</meta:editing-cycles>
    <meta:document-statistic meta:table-count="1" meta:cell-count="115" meta:object-count="0"/>
    <meta:generator>LibreOffice/7.1.6.2.0$Linux_X86_64 LibreOffice_project/10$Build-2</meta:generator>
  </office:meta>
</office:document-meta>
</file>